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WebResource.postSubSub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WebResource.postSubSubSub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WebResource.getSubSub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WebResource.getSub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WebResource.postSub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WebResource.post( String cont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ocessWebResource.g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cessWebResource.ProcessWebResource( EngineWebResource . ResourceDesc resource , ServerLifecycle serverLifecyle , String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WebResource.get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